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ccffcc" draw:textarea-horizontal-align="justify" draw:textarea-vertical-align="middle" draw:auto-grow-height="false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ccffcc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3" draw:layer="layout" svg:width="6.4cm" svg:height="9.2cm" svg:x="10.7cm" svg:y="4.2cm">
          <text:p text:style-name="P1"><text:span text:style-name="T1">Controle</text:span></text:p>
          <text:p text:style-name="P1">---------------------------</text:p>
          <text:p text:style-name="P2">cds</text:p>
          <text:p text:style-name="P2">dvds</text:p>
          <text:p text:style-name="P2"/>
          <text:p text:style-name="P1">---------------------------</text:p>
          <text:p text:style-name="P2">adicionarCd</text:p>
          <text:p text:style-name="P2">adicionarDvd</text:p>
          <text:p text:style-name="P2">removerCd</text:p>
          <text:p text:style-name="P2">removerDvd</text:p>
          <text:p text:style-name="P2">imprimeLista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00:05:22.980881825</meta:creation-date>
    <dc:date>2025-03-07T16:40:12.696520981</dc:date>
    <meta:editing-duration>PT25M14S</meta:editing-duration>
    <meta:editing-cycles>6</meta:editing-cycles>
    <meta:generator>LibreOffice/24.2.7.2$Linux_X86_64 LibreOffice_project/420$Build-2</meta:generator>
    <meta:document-statistic meta:object-count="1"/>
  </office:meta>
</office:document-meta>
</file>